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break-before="page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sumo - Começando no Linux</text:span></text:p>
      <text:p text:style-name="P2"/>
      <text:p text:style-name="P1"><text:span text:style-name="T2">Conhecendo o Shell e manipulação de arquivos</text:span></text:p>
      <text:p text:style-name="P2"/>
      <text:p text:style-name="P1"><text:span text:style-name="T3">pwd </text:span>→ retorna exatamente o diretório corrente;</text:p>
      <text:p text:style-name="P1"><text:span text:style-name="T3">whoami </text:span>→ exibe o nome do usuário atual;</text:p>
      <text:p text:style-name="P1"><text:span text:style-name="T3">date </text:span>→ retorna a data atual;</text:p>
      <text:p text:style-name="P1"><text:span text:style-name="T3">history </text:span>→ histórico memorizado de tudo que já foi digitado no shell;</text:p>
      <text:p text:style-name="P1">tecla <text:span text:style-name="T3">tab </text:span>→ função de autocompletar;</text:p>
      <text:p text:style-name="P1"><text:span text:style-name="T3">cd / </text:span>→ navegar até o diretório raiz. A instrução <text:span text:style-name="T3">cd </text:span>permite a navegação entre diretórios;</text:p>
      <text:p text:style-name="P1"><text:span text:style-name="T3">ls </text:span>→ lista arquivos e diretórios;</text:p>
      <text:p text:style-name="P1"><text:span text:style-name="T3">clear </text:span>ou tecla <text:span text:style-name="T3">Ctrl + l</text:span> → limpa a tela;</text:p>
      <text:p text:style-name="P1"><text:span text:style-name="T3">cd ~</text:span> → retorna imediatamente ao diretório home;</text:p>
      <text:p text:style-name="P1"><text:span text:style-name="T3">mkdir </text:span>nome_diretorio<text:span text:style-name="T3"> </text:span>→ cria diretorio;</text:p>
      <text:p text:style-name="P1"><text:span text:style-name="T3">caminho absolut</text:span>o e<text:span text:style-name="T3"> caminho relativo</text:span> → cd /home/nfbomfim/aplicativos ou cd aplicativos/ pois o diretório é relativo ao que estamos</text:p>
      <text:p text:style-name="P1"><text:span text:style-name="T3">cd ..</text:span> → volta ao diretório anterior;</text:p>
      <text:p text:style-name="P1"><text:span text:style-name="T3">touch </text:span><text:span text:style-name="T4">nome_arquivo</text:span> → cria um arquivo</text:p>
      <text:p text:style-name="P1"><text:span text:style-name="T3">mv </text:span><text:span text:style-name="T4">nome_arquivo</text:span> <text:span text:style-name="T4">caminho_destino</text:span> → move um arquivo ou renomeia um arquivo</text:p>
      <text:p text:style-name="P1"><text:span text:style-name="T3">cp </text:span><text:span text:style-name="T4">caminho_origem/nome arquivo</text:span> <text:span text:style-name="T4">caminho_destino</text:span> → copia um arquivo;</text:p>
      <text:p text:style-name="P1"><text:span text:style-name="T3">ls -a</text:span> ou <text:span text:style-name="T3">ls -la</text:span> → lista arquivos ocultos;</text:p>
      <text:p text:style-name="P1"><text:soft-page-break/><text:span text:style-name="T3">echo </text:span>“mensagem” → exibe mensagem</text:p>
      <text:p text:style-name="P1"><text:span text:style-name="T3">file</text:span> <text:span text:style-name="T4">nome_arquivo</text:span> → obtém informação do tipo de arquivo;</text:p>
      <text:p text:style-name="P1"><text:span text:style-name="T3">rm</text:span> <text:span text:style-name="T4">nome_arquivo</text:span> → deleta arquivo;</text:p>
      <text:p text:style-name="P1"><text:span text:style-name="T3">rmdir</text:span> <text:span text:style-name="T4">nome_diretorio</text:span> → deleta diretório vazios;</text:p>
      <text:p text:style-name="P1"><text:span text:style-name="T3">rmdir</text:span> -r <text:span text:style-name="T4">nome diretorio</text:span> → deleta diretório com conteúdo de forma recursiva;</text:p>
      <text:p text:style-name="P1"><text:span text:style-name="T3">help</text:span> ou <text:span text:style-name="T3">--help</text:span> → pede ajuda</text:p>
      <text:p text:style-name="P1"><text:span text:style-name="T3">man</text:span> → ajuda documentação padrão;</text:p>
      <text:p text:style-name="P1"><text:span text:style-name="T5">whatis</text:span> <text:span text:style-name="T4">comando</text:span> → obtém descrição do comando;</text:p>
      <text:p text:style-name="P1"><text:span text:style-name="T3">find</text:span> [caminho] expressão [ação] → localiza arquivos no sistema;</text:p>
      <text:p text:style-name="P1">** -name procurar arquivos por nome;</text:p>
      <text:p text:style-name="P1">** -user procura arquivos pelo dono do arquivo;</text:p>
      <text:p text:style-name="P1">** -atime procura arquivos acessados em x dias</text:p>
      <text:p text:style-name="P1"><text:span text:style-name="T3">vi</text:span> → editor basico</text:p>
      <text:p text:style-name="P1">** <text:span text:style-name="T3">a </text:span>→ inserção o cursor é posicionado após o caracter corrente</text:p>
      <text:p text:style-name="P1">** <text:span text:style-name="T3">i </text:span>→ isenrção, o cursor é posicionado à esquerda do caracter corrente</text:p>
      <text:p text:style-name="P1">** <text:span text:style-name="T3">:q </text:span>→ sair do editor</text:p>
      <text:p text:style-name="P1">** <text:span text:style-name="T3">:q!</text:span> → Força saida do editor mesmo que o arquivo tenha sido modificado</text:p>
      <text:p text:style-name="P1">** <text:span text:style-name="T3">:w</text:span> → salva o arquivo</text:p>
      <text:p text:style-name="P1">** <text:span text:style-name="T3">ZZ </text:span>→ salva o arquivo e sai do vi</text:p>
      <text:p text:style-name="P1">** <text:span text:style-name="T3">:wq </text:span>→ salva o arquivo e sai do vi</text:p>
      <text:p text:style-name="P1">** <text:span text:style-name="T3">:w!</text:span> → salva o arquivo mesmo no modo leitura</text:p>
      <text:p text:style-name="P1"><text:soft-page-break/>** <text:span text:style-name="T3">x </text:span>→ apaga o caracter sobre o editor</text:p>
      <text:p text:style-name="P1">** <text:span text:style-name="T3">X</text:span> → apaga o caracter a esquerda do cursor</text:p>
      <text:p text:style-name="P1">** <text:span text:style-name="T3">dd</text:span> → apaga linha corrente</text:p>
      <text:p text:style-name="P1">** <text:span text:style-name="T3">D </text:span>ou <text:span text:style-name="T3">d$</text:span> → apaga todos os caracter da posição do cursor até o fim da linha</text:p>
      <text:p text:style-name="P1">** <text:span text:style-name="T3">[n]yy</text:span> → copia n linhas</text:p>
      <text:p text:style-name="P1">** <text:span text:style-name="T3">[n]p</text:span> ou <text:span text:style-name="T3">[n]P</text:span> → cola a direita ou a esquerda do cursor</text:p>
      <text:p text:style-name="P1"><text:span text:style-name="T3">cat </text:span><text:span text:style-name="T4">nome_arquivo</text:span> → exibe conteúdo do arquivo;</text:p>
      <text:p text:style-name="P1"><text:span text:style-name="T3">cat &gt;</text:span> <text:span text:style-name="T4">nome_arquivo </text:span>→ Cria arquivo e lê os dados digitados <text:span text:style-name="T3">Crtl+d</text:span> encerra a digitação e salva os dados.</text:p>
      <text:p text:style-name="P1">** <text:span text:style-name="T3">-et</text:span> <text:span text:style-name="T4">nome_arquivo</text:span> → exibe fim da linha de um arquivo $ fim de linha ^a tabulação;</text:p>
      <text:p text:style-name="P1">** <text:span text:style-name="T3">-n</text:span> enumerar linhas;</text:p>
      <text:p text:style-name="P1"><text:span text:style-name="T3">cat</text:span> <text:span text:style-name="T4">arquivo1</text:span> <text:span text:style-name="T4">arquivo</text:span>2 <text:span text:style-name="T3">&gt;</text:span> <text:span text:style-name="T4">arquivo3</text:span> → usado para concatenar</text:p>
      <text:p text:style-name="P1"><text:span text:style-name="T3">head -n </text:span>[n] <text:span text:style-name="T4">nome_arquivo</text:span> → mostrar as n linhas iniciais do arquivo;</text:p>
      <text:p text:style-name="P1"><text:span text:style-name="T3">tail -n</text:span> [n] <text:span text:style-name="T4">nome_arquivo</text:span> → mostra as n linhas finais do arquivo;</text:p>
      <text:p text:style-name="P1"/>
      <text:p text:style-name="P1"><text:span text:style-name="T2">Compactação e descompactação de arquivos</text:span></text:p>
      <text:p text:style-name="P2"/>
      <text:p text:style-name="P1"><text:span text:style-name="T3">.tar: tar.gz .tgz e tar.bz2</text:span></text:p>
      <text:p text:style-name="P1"><text:span text:style-name="T3">.tar</text:span> → copia sem compactação, junta somente os arquivos;</text:p>
      <text:p text:style-name="P1">** <text:span text:style-name="T3">-c</text:span> → cria um novo arquivo e adiciona os arquivos a serem compactados;</text:p>
      <text:p text:style-name="P1">** <text:span text:style-name="T3">-f </text:span>→ indica que o destino é um arquivo em disco;</text:p>
      <text:p text:style-name="P1">** <text:span text:style-name="T3">-v</text:span> → exibe o nome de cada arquivo compactado;</text:p>
      <text:p text:style-name="P1"><text:soft-page-break/>** <text:span text:style-name="T3">-x</text:span> → extrai os arquivos agrupados no arquivo .tar</text:p>
      <text:p text:style-name="P1"/>
      <text:p text:style-name="P1"><text:span text:style-name="T3">.tar.gz</text:span> → cria o arquivo .tar e compacta usando o formato .gz</text:p>
      <text:p text:style-name="P1">** ex.: <text:span text:style-name="T3">tar zxvf backup.tar.gz</text:span> (descompactar)</text:p>
      <text:p text:style-name="P1">** ex.: <text:span text:style-name="T3">tar zcvf backup.tar.gz *.txt</text:span> (compactação)</text:p>
      <text:p text:style-name="P1"><text:span text:style-name="T3">du -h</text:span> nome_arquivo → exibe o tamanho dos arquivos</text:p>
      <text:p text:style-name="P1"/>
      <text:p text:style-name="P1"><text:span text:style-name="T3">.tar;bz2</text:span> → ocorre o mesmo que o .tar.gz mas a compactação é mais eficiente</text:p>
      <text:p text:style-name="P1">** ex.: <text:span text:style-name="T3">tar jxvf backup.tar.bz2</text:span> (descompactação)</text:p>
      <text:p text:style-name="P1">** ex.:<text:span text:style-name="T3"> tar jcvf backup.tar.bz2 *.txt</text:span> (compactação)</text:p>
      <text:p text:style-name="P1"/>
      <text:p text:style-name="P1"><text:span text:style-name="T3">gzip -c -r *.txt &gt; backup.gz</text:span></text:p>
      <text:p text:style-name="P1">** <text:span text:style-name="T3">-c</text:span> → criar arquivo;</text:p>
      <text:p text:style-name="P1">** <text:span text:style-name="T3">-r </text:span>→ compactar</text:p>
      <text:p text:style-name="P1"><text:span text:style-name="T3">gunzip backup.gz</text:span></text:p>
      <text:p text:style-name="P1">** <text:span text:style-name="T3">-c</text:span> → exibir arquivo;</text:p>
      <text:p text:style-name="P1">** <text:span text:style-name="T3">-v</text:span> --&gt;informação do nivel de compactação</text:p>
      <text:p text:style-name="P1"/>
      <text:p text:style-name="P1"><text:span text:style-name="T3">zip backup.zip *.txt</text:span></text:p>
      <text:p text:style-name="P1"><text:span text:style-name="T3">unzip backup.zip</text:span></text:p>
      <text:p text:style-name="P1"/>
      <text:p text:style-name="P1"><text:soft-page-break/><text:span text:style-name="T2">Estrutura de diretórios</text:span></text:p>
      <text:p text:style-name="P1"/>
      <text:p text:style-name="P1">Estrutura de diretório <text:span text:style-name="T3">FHS (Filesystem Hierarchy Standard)</text:span> no <text:span text:style-name="T3">Linux LSB (Linux Standard Base)</text:span>. Toda distribuição Linux possui obrigatoriamente 14 diretórios.</text:p>
      <text:p text:style-name="P1"><text:span text:style-name="T3">/bin</text:span> → diretório público, armazena arquivos executáveis binários;</text:p>
      <text:p text:style-name="P1"><text:span text:style-name="T3">/boot </text:span>→ contém arquivos de inicialização do sistema/</text:p>
      <text:p text:style-name="P1"><text:span text:style-name="T3">/dev</text:span> → mantém o caminho dos dispositivos instalados no sistema;</text:p>
      <text:p text:style-name="P1"><text:span text:style-name="T3">/etc</text:span> → arquivos de configuração do sistema, scripts de inicialização, configurações padrão do usuário e arquivos de configuração de programas instalados;</text:p>
      <text:p text:style-name="P1"><text:span text:style-name="T3">/lib</text:span> contém bibliotecas e módulos kernel essenciais ao funcionamento do sistema</text:p>
      <text:p text:style-name="P1"><text:span text:style-name="T3">/media </text:span>diretório responsável por manter o ponto de montagem;</text:p>
      <text:p text:style-name="P1"><text:span text:style-name="T3">/mnt </text:span>→ utilizado para montagem temporária de sistemas de arquivos;</text:p>
      <text:p text:style-name="P1"><text:span text:style-name="T3">/opt </text:span>→ normalmente instalamos programas que não fazem parte oficial da distribuição;</text:p>
      <text:p text:style-name="P1"><text:span text:style-name="T3">/sbin</text:span> → ficam os comandos utilizados para inicialização, reparação e restauração do sistema. Somente o root pode usar;</text:p>
      <text:p text:style-name="P1"><text:span text:style-name="T3">/srv</text:span> mantém dados de serviços disponíveis pelo sistema como web server;</text:p>
      <text:p text:style-name="P1"><text:span text:style-name="T3">/tmp</text:span> → arquivos temporários/</text:p>
      <text:p text:style-name="P1"><text:span text:style-name="T3">/usr </text:span>mantidos programas que não são essenciais para o funcionamento do sistema, instalados pelo usuário;</text:p>
      <text:p text:style-name="P1"><text:span text:style-name="T3">/var</text:span> contém arquivos de dados variáveis</text:p>
      <text:p text:style-name="P1"/>
      <text:p text:style-name="P1"><text:span text:style-name="T3">/home</text:span> e <text:span text:style-name="T3">/root</text:span> → são opcionais. Podem existir no sistema mas não com estes nomes;</text:p>
      <text:p text:style-name="P1"><text:span text:style-name="T3">/home</text:span> → armazena os diretórios e arquivos dos usuários;</text:p>
      <text:p text:style-name="P1"><text:span text:style-name="T3">/root </text:span>→ pasta pessoal do super usuário root</text:p>
      <text:p text:style-name="P1"/>
      <text:p text:style-name="P1"><text:soft-page-break/><text:span text:style-name="T3">/proc</text:span> → contém arquivos temporários de processos em execução. É um diretório virtual usado pelo kernel;</text:p>
      <text:p text:style-name="P1"><text:span text:style-name="T3">/sys</text:span> → o mesmo conteúdo do /proc de forma mais organizada para administração</text:p>
      <text:p text:style-name="P1"/>
      <text:p text:style-name="P1"><text:span text:style-name="T2">Administração de usuários</text:span></text:p>
      <text:p text:style-name="P1"/>
      <text:p text:style-name="P1">Super Usuário (<text:span text:style-name="T3">sudo</text:span>) ou <text:span text:style-name="T3">Administrador </text:span>ou <text:span text:style-name="T3">root</text:span></text:p>
      <text:p text:style-name="P1"><text:span text:style-name="T3">Usuários de sistema</text:span> - não necessitam logar no sistema, existem para controlar serviços e normalmente não possuem senhas</text:p>
      <text:p text:style-name="P1">Usuários comuns - São contas de utilizadores, executam tarefas básicas.</text:p>
      <text:p text:style-name="P1"/>
      <text:p text:style-name="P1"><text:span text:style-name="T3">-rwx</text:span></text:p>
      <text:p text:style-name="P1"><text:span text:style-name="T3">- </text:span>→ desabilitado ou permissão negada;</text:p>
      <text:p text:style-name="P1"><text:span text:style-name="T3">r</text:span> → permissão de leitura;</text:p>
      <text:p text:style-name="P1"><text:span text:style-name="T3">w </text:span>→ permissão de escrita;</text:p>
      <text:p text:style-name="P1"><text:span text:style-name="T3">x </text:span>→ permissão de execução</text:p>
      <text:p text:style-name="P1"/>
      <text:p text:style-name="P1">u: usuário owner;</text:p>
      <text:p text:style-name="P1">g: grupo a que o arquivo pertence;</text:p>
      <text:p text:style-name="P1">o: outros usuários que não sejam o owner e nem pertençam ao grupo;</text:p>
      <text:p text:style-name="P1"/>
      <text:p text:style-name="P1"><text:span text:style-name="T3">-rw-rw-r--</text:span></text:p>
      <text:p text:style-name="P1">Quando listamos ls -l, os 10 primeiros caracteres indicam o modo do arquivo:</text:p>
      <text:list xml:id="list297854388115380941" text:style-name="WWNum1">
        <text:list-item>
          <text:p text:style-name="P5"><text:soft-page-break/>O primeiro caracter indicam se é um diretório;</text:p>
        </text:list-item>
        <text:list-item>
          <text:p text:style-name="P5">Os outros 9 caracteres formam três grupos de três caracteres: Owner, Grupo Outros</text:p>
        </text:list-item>
      </text:list>
      <text:p text:style-name="P1"/>
      <text:p text:style-name="P1"/>
      <text:p text:style-name="P3"/>
      <text:p text:style-name="P1"><text:span text:style-name="T3">chmod </text:span>→ comando de atribuição de permissão;</text:p>
      <text:p text:style-name="P1"><text:tab/>Representação simbólica: chmod u=rw,g=rw,o=rw nome_arquivo</text:p>
      <text:p text:style-name="P1"><text:tab/>Representação octal: chmod 666 nome_arquivo</text:p>
      <text:p text:style-name="P1">---<text:tab/>0</text:p>
      <text:p text:style-name="P1">--x<text:tab/>1</text:p>
      <text:p text:style-name="P1">-w-<text:tab/>2</text:p>
      <text:p text:style-name="P1">-wx<text:tab/>3</text:p>
      <text:p text:style-name="P1">r--<text:tab/>4</text:p>
      <text:p text:style-name="P1">r-x<text:tab/>5</text:p>
      <text:p text:style-name="P1">rw-<text:tab/>6</text:p>
      <text:p text:style-name="P1">rwx<text:tab/>7</text:p>
      <text:p text:style-name="P1"/>
      <text:p text:style-name="P1"><text:span text:style-name="T3">sudo addgroup</text:span> <text:span text:style-name="T4">nome_grupo </text:span>→ comando para criar grupo;</text:p>
      <text:p text:style-name="P1"><text:span text:style-name="T3">sudo adduser</text:span> <text:span text:style-name="T4">nome_usuario</text:span> → comando para criar usuário;</text:p>
      <text:p text:style-name="P1"><text:span text:style-name="T3">if</text:span> nome_usuario → exibe informações do usuário;</text:p>
      <text:p text:style-name="P1"><text:span text:style-name="T3">sudo addgroup</text:span> nome_usuario nome_grupo → adiciona o usuário ao grupo;</text:p>
      <text:p text:style-name="P1"><text:span text:style-name="T3">sudo chgrp</text:span> nome_grupo nome_arquivo → <text:s/>altera o grupo a que o arquivo pertence;</text:p>
      <text:p text:style-name="P1"><text:span text:style-name="T3">sudo chown</text:span> nome_usuario:nomegrupo nome arquivo → altera o dono do arquivo;</text:p>
      <text:p text:style-name="P1"/>
      <text:p text:style-name="P1"/>
      <text:p text:style-name="P1"><text:soft-page-break/><text:span text:style-name="T2">Instalação de Pacotes e aplicativos</text:span></text:p>
      <text:p text:style-name="P1"/>
      <text:p text:style-name="P1"><text:span text:style-name="T3">apt-get</text:span> → (Advanced Packaging Tool)</text:p>
      <text:p text:style-name="P1">** <text:span text:style-name="T3">update</text:span>: atualiza lista de pacotes;</text:p>
      <text:p text:style-name="P1">** <text:span text:style-name="T3">upgrade</text:span>: atualiza todo o sistema;</text:p>
      <text:p text:style-name="P1">** <text:span text:style-name="T3">install</text:span> : instala um novo pacote;</text:p>
      <text:p text:style-name="P1">** <text:span text:style-name="T3">remove</text:span>: desinstala um programa</text:p>
      <text:p text:style-name="P1"/>
      <text:p text:style-name="P1"><text:span text:style-name="T3">sudo add-apt-repository</text:span> ppa:webupd8team/java → adiciona um novo canal de software ou repositório</text:p>
      <text:p text:style-name="P1"><text:span text:style-name="T3">sudo apt-get update</text:span> → atualiza a lista de pacotes</text:p>
      <text:p text:style-name="P1"><text:span text:style-name="T3">sudo apt-get install</text:span> oracle-java7-installer → instala o Java</text:p>
      <text:p text:style-name="P1"><text:span text:style-name="T3">java -version</text:span> → verifica a versão do Java</text:p>
      <text:p text:style-name="P1"><text:span text:style-name="T3">sudo apt-cache show</text:span> nome_pacote → informações do pacote</text:p>
      <text:p text:style-name="P1"><text:span text:style-name="T3">sudo service</text:span> nome_servico → verifica opções disponiveis para o serviço instalado;</text:p>
      <text:p text:style-name="P1"/>
      <text:p text:style-name="P1"><text:span text:style-name="T3">Linkando arquivos</text:span></text:p>
      <text:p text:style-name="P1"/>
      <text:p text:style-name="P1"><text:span text:style-name="T3">ls -l</text:span> → para listar oconteudo e observar os arquivos existentes linkados;</text:p>
      <text:p text:style-name="P1"><text:span text:style-name="T3">sudo rm</text:span> nome_arquivo_linkado → remove o link existente;</text:p>
      <text:p text:style-name="P1"><text:span text:style-name="T3">sudo ln -s</text:span> nome-caminho nome_arquivo → cria um link simbolico. sem a opção -s cria um link hard</text:p>
      <text:p text:style-name="P1"/>
      <text:p text:style-name="P1"><text:soft-page-break/><text:span text:style-name="T3">sudo service</text:span> nome_servico <text:span text:style-name="T3">status</text:span> → informa se o serviço está rodando;</text:p>
      <text:p text:style-name="P1"><text:span text:style-name="T3">sudo service</text:span> nome_servico <text:span text:style-name="T3">reload</text:span> → recarrega os módulos sem precisar fazer restart</text:p>
      <text:p text:style-name="P1"><text:span text:style-name="T2">Processos</text:span></text:p>
      <text:p text:style-name="P1"/>
      <text:p text:style-name="P1">O <text:span text:style-name="T3">init</text:span> → primeiro processo criado responsável por inicializar todos, pai de todos;</text:p>
      <text:p text:style-name="P1"/>
      <text:p text:style-name="P1"><text:span text:style-name="T3">PID (Process Identifier</text:span>) → número único dado pelo sistema a cada processo. Cada processo possui um usuário dono, identificação está feita pelos números <text:span text:style-name="T3">UID (User Identifier) </text:span>e <text:span text:style-name="T3">GID (Group Identifier)</text:span></text:p>
      <text:p text:style-name="P1"/>
      <text:p text:style-name="P1"><text:span text:style-name="T3">ps</text:span> → lista de processos do nosso usuário;</text:p>
      <text:p text:style-name="P1">** <text:span text:style-name="T3">a</text:span>: lista os processos existentes;</text:p>
      <text:p text:style-name="P1">** <text:span text:style-name="T3">u</text:span>: exibe o nome do usuário dono do processos;</text:p>
      <text:p text:style-name="P1">** <text:span text:style-name="T3">x</text:span>: lista os processos que não tem relação com o terminal;</text:p>
      <text:p text:style-name="P1">** <text:span text:style-name="T3">m</text:span>: exibe a quantidade de memória consumida por cada processo.</text:p>
      <text:p text:style-name="P1"/>
      <text:p text:style-name="P1"><text:span text:style-name="T3">ps aux</text:span> → exibe a lista de processos em execução;</text:p>
      <text:p text:style-name="P1"><text:span text:style-name="T3">ps aux | wc -l</text:span> → conta as linhas de um arquivo ou conteúdo exibido no terminal</text:p>
      <text:p text:style-name="P1"><text:span text:style-name="T3">ps -A | grep </text:span><text:span text:style-name="T4">apache</text:span> <text:s/>→ o grep procura a expressão o -A exibe todos os processos em execução sem detalhes;</text:p>
      <text:p text:style-name="P1"><text:span text:style-name="T3">top</text:span> → acompanha os processos quase em tempo real;</text:p>
      <text:p text:style-name="P1"><text:span text:style-name="T3">top -u</text:span> <text:span text:style-name="T4">usuário</text:span> → acompanha os processos de um determinado usuário;</text:p>
      <text:p text:style-name="P1"><text:span text:style-name="T3">htop</text:span> → semelhante ao top mas com interface mais amigavel;</text:p>
      <text:p text:style-name="P1"/>
      <text:p text:style-name="P1"><text:soft-page-break/>Sinais do processo:</text:p>
      <text:p text:style-name="P1"><text:span text:style-name="T3">KILL</text:span>: encerra um processo;</text:p>
      <text:p text:style-name="P1"><text:span text:style-name="T3">TERM</text:span>: termina o processos após ele finalizar uma tarefa;</text:p>
      <text:p text:style-name="P1"><text:span text:style-name="T3">STOP</text:span>: interrompe a execução de um processo;</text:p>
      <text:p text:style-name="P1"><text:span text:style-name="T3">CONT</text:span>: ativa a execução de um processo que foi interrompido;</text:p>
      <text:p text:style-name="P1"/>
      <text:p text:style-name="P1">Comando kill usado para envio de sinais a processos:</text:p>
      <text:p text:style-name="P1"><text:span text:style-name="T3">sudo kill -STOP</text:span> <text:span text:style-name="T4">1047</text:span> → interrompe a execução de um processo;</text:p>
      <text:p text:style-name="P1"><text:span text:style-name="T3">sudo kill -CON</text:span>T <text:span text:style-name="T4">1047</text:span> → ativa a execução de um processo interrompido.</text:p>
      <text:p text:style-name="P1"><text:span text:style-name="T3">sudo killall STOP</text:span> <text:span text:style-name="T4">apache2</text:span> → interrompe todos os processos ativos pelo nome aplicativo, usado quando existem vários processos do mesmo aplicativo</text:p>
      <text:p text:style-name="P1"/>
      <text:p text:style-name="P1"><text:span text:style-name="T3">sudo renice -19</text:span> <text:span text:style-name="T4">2340</text:span> → altera a prioridade do processo (-19 mais prioritário, +19 menos prioritário)</text:p>
      <text:p text:style-name="P1"/>
      <text:p text:style-name="P2"/>
      <text:p text:style-name="P3"><text:span text:style-name="T2">Shell Script</text:span></text:p>
      <text:p text:style-name="P1"/>
      <text:p text:style-name="P1"><text:span text:style-name="T3"># </text:span>→ Linhas que começam com # são comentarios;</text:p>
      <text:p text:style-name="P1"><text:span text:style-name="T3">#!/bin/bash</text:span> → indicador para informar qual o programa irá executar o script;</text:p>
      <text:p text:style-name="P1"><text:span text:style-name="T3">sleep n</text:span> → realiza a contagem de n segundos antes de executar a próxima instrução;</text:p>
      <text:p text:style-name="P1"><text:span text:style-name="T3">$VARIAVEL</text:span> → O $ faz chamada da variável;</text:p>
      <text:p text:style-name="P1"><text:span text:style-name="T3">=</text:span> → comando de atribuição;</text:p>
      <text:p text:style-name="P1"/>
      <text:p text:style-name="P1">#!/bin/bash</text:p>
      <text:p text:style-name="P1">echo “Contando as linhas …”</text:p>
      <text:p text:style-name="P1">sleep n</text:p>
      <text:p text:style-name="P1">LINHAS=`cat ~~/relatorio/processos.txt | wc -l`</text:p>
      <text:p text:style-name="P1">eacho “Existem $LINHAS no arquivo.”</text:p>
      <text:p text:style-name="P2"/>
      <text:p text:style-name="P1"><text:span text:style-name="T3">read</text:span> → o comando read responsável por ler e armazenar o que vai ser digitado;</text:p>
      <text:p text:style-name="P1"><text:span text:style-name="T3">if condição; then <text:s/></text:span>→ estrutura de controle;</text:p>
      <text:p text:style-name="P1"><text:span text:style-name="T3">else </text:span></text:p>
      <text:p text:style-name="P1"><text:span text:style-name="T3">fi</text:span></text:p>
      <text:p text:style-name="P1"><text:span text:style-name="T3">-z → </text:span>Se NULO</text:p>
      <text:p text:style-name="P2"/>
      <text:p text:style-name="P1">read ARQUIVO</text:p>
      <text:p text:style-name="P1"><text:soft-page-break/>CONSULTA=$(ls ~ | grep $ARQUIVO)</text:p>
      <text:p text:style-name="P1">if [ -z $CONSULTA ]; then</text:p>
      <text:p text:style-name="P1"><text:s text:c="2"/>echo “$ARQUIVO nao foi encontrado!”</text:p>
      <text:p text:style-name="P1">else</text:p>
      <text:p text:style-name="P1"><text:s text:c="2"/>echo “Arquivo encontrado!”</text:p>
      <text:p text:style-name="P1">fi</text:p>
      <text:p text:style-name="P2"/>
      <text:p text:style-name="P1"><text:span text:style-name="T3">** /etc/init.d → </text:span>diretorio que possui alguns Script Shell</text:p>
      <text:p text:style-name="P1"><text:span text:style-name="T3">** crontab</text:span> → responsavel por agendar tarefas para serem executadas em um período de tempo determinado. Este por sua vez é gerenciado pelo serviço <text:span text:style-name="T3">crond</text:span>. O agendamento de usuários é armazenado em <text:span text:style-name="T3">/var/spool/cron/crontabs</text:span> e os agendamentos de sistema e, <text:span text:style-name="T3">/etc</text:span> </text:p>
      <text:p text:style-name="P1"/>
      <text:p text:style-name="P1"><text:tab/>crontab -u <text:span text:style-name="T4">usuario </text:span>-e</text:p>
      <text:p text:style-name="P1"/>
      <text:list xml:id="list6563454674253368310" text:style-name="WWNum2">
        <text:list-item>
          <text:p text:style-name="P6">* /1 * * * * ls ~ &gt;&gt; ~/crontab.txt</text:p>
        </text:list-item>
        <text:list-item>
          <text:p text:style-name="P6">lista a cada minuto o conteúdo de home do usuário</text:p>
        </text:list-item>
        <text:list-item>
          <text:p text:style-name="P6">Cada * representa uma configuração na crontab</text:p>
          <text:list>
            <text:list-item>
              <text:p text:style-name="P7">minuto: 0 a 59</text:p>
            </text:list-item>
            <text:list-item>
              <text:p text:style-name="P7">hora: 0 a 23</text:p>
            </text:list-item>
            <text:list-item>
              <text:p text:style-name="P7">dia: 1 a 31</text:p>
            </text:list-item>
            <text:list-item>
              <text:p text:style-name="P7">mês: 1 a 12</text:p>
            </text:list-item>
            <text:list-item>
              <text:p text:style-name="P7">dia da semana: 0 a 7</text:p>
            </text:list-item>
          </text:list>
        </text:list-item>
        <text:list-item>
          <text:p text:style-name="P6">É possível definir: qual usuário, comando ou instrução;</text:p>
        </text:list-item>
        <text:list-item>
          <text:p text:style-name="P6"><text:soft-page-break/>Os operadores , - /: (,) especifica a lista de valores; (-) especifica intervalo de valores e (/) pula valores;</text:p>
        </text:list-item>
      </text:list>
      <text:p text:style-name="P1"><text:span text:style-name="T3">Script de backup</text:span></text:p>
      <text:p text:style-name="P1">#!/bin/bash</text:p>
      <text:p text:style-name="P1">sudo tar czf /backup/$(date + %d%m%Y-%H%M) -home.tar.gz -C /home/usuario</text:p>
      <text:p text:style-name="P1"/>
      <text:p text:style-name="P1">crontab -e -u usuario</text:p>
      <text:p text:style-name="P1"/>
      <text:p text:style-name="P1">*/5 * * * * /home/usuario/backup.sh</text:p>
      <text:p text:style-name="P1"/>
      <text:p text:style-name="P1">** compactando no formato tar.gz na pasta /home/usuario incrementando as cópias adicionando a informação do dia, mês, ano, hora e minuto, criando uma tarefa cron para ser executada a cada 5 min</text:p>
      <text:p text:style-name="P1"/>
      <text:p text:style-name="P1"><text:span text:style-name="T3">PS1, PATH e outros</text:span></text:p>
      <text:p text:style-name="P1"/>
      <text:p text:style-name="P1">VARIABEL_LOCAL=”valor”</text:p>
      <text:p text:style-name="P1">export VARIAVEL_GLOBAL=”valor”</text:p>
      <text:p text:style-name="P1"/>
      <text:p text:style-name="P1">PS1 → guarda configurações de prompt de comando</text:p>
      <text:p text:style-name="P1">PATH → armazena caminhos absolutos de arquivos binarios de aplicativos</text:p>
      <text:p text:style-name="P1"/>
      <text:p text:style-name="P1"><text:span text:style-name="T3">ALIAS</text:span></text:p>
      <text:p text:style-name="P1">alias → exibe a lista de alias, apelidos de uma determinada instrução;</text:p>
      <text:p text:style-name="P1"><text:soft-page-break/>alias cl=’clear’ → cria um apelido, um alias;</text:p>
      <text:p text:style-name="P1"/>
      <text:p text:style-name="P1"><text:span text:style-name="T3">Arquivos de configuração</text:span></text:p>
      <text:p text:style-name="P1">/etc/profile</text:p>
      <text:p text:style-name="P1">…</text:p>
      <text:p text:style-name="P1">~/.profile</text:p>
      <text:p text:style-name="P1">~/.bash_profile</text:p>
      <text:p text:style-name="P1">~/.login</text:p>
      <text:p text:style-name="P1">~/.bashrc</text:p>
      <text:p text:style-name="P1"/>
      <text:p text:style-name="P1">** aplica as configurações obedecendo a seguinte ordem de arquivos de configuração.</text:p>
      <text:p text:style-name="P1"/>
      <text:p text:style-name="P1"><text:span text:style-name="T3">Compilando arquivos font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5" meta:paragraph-count="228" meta:word-count="1878" meta:character-count="11030" meta:non-whitespace-character-count="9383"/>
    <meta:generator>LibreOfficeDev/5.1.0.3$Linux_X86_64 LibreOffice_project/</meta:generator>
  </office:meta>
</office:document-meta>
</file>